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f8d" officeooo:paragraph-rsid="00081f8d"/>
    </style:style>
    <style:style style:name="P2" style:family="paragraph" style:parent-style-name="Standard">
      <style:text-properties officeooo:paragraph-rsid="00081f8d"/>
    </style:style>
    <style:style style:name="P3" style:family="paragraph" style:parent-style-name="Standard">
      <style:text-properties officeooo:rsid="00087e40" officeooo:paragraph-rsid="00087e40"/>
    </style:style>
    <style:style style:name="P4" style:family="paragraph" style:parent-style-name="Standard">
      <style:text-properties officeooo:rsid="000a4204" officeooo:paragraph-rsid="000a4204"/>
    </style:style>
    <style:style style:name="P5" style:family="paragraph" style:parent-style-name="Standard">
      <style:text-properties officeooo:rsid="000b939d" officeooo:paragraph-rsid="000b939d"/>
    </style:style>
    <style:style style:name="P6" style:family="paragraph" style:parent-style-name="Standard">
      <style:text-properties officeooo:rsid="000c5207" officeooo:paragraph-rsid="000c5207"/>
    </style:style>
    <style:style style:name="P7" style:family="paragraph" style:parent-style-name="Standard">
      <style:text-properties officeooo:paragraph-rsid="000c5207"/>
    </style:style>
    <style:style style:name="P8" style:family="paragraph" style:parent-style-name="Standard">
      <style:text-properties officeooo:rsid="000c7a3a" officeooo:paragraph-rsid="000c7a3a"/>
    </style:style>
    <style:style style:name="T1" style:family="text">
      <style:text-properties officeooo:rsid="00081f8d"/>
    </style:style>
    <style:style style:name="T2" style:family="text">
      <style:text-properties officeooo:rsid="000a4204"/>
    </style:style>
    <style:style style:name="T3" style:family="text">
      <style:text-properties officeooo:rsid="000c5207"/>
    </style:style>
    <style:style style:name="T4" style:family="text">
      <style:text-properties officeooo:rsid="000c7a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are the minimal requirements for device to connect to AWS IoT?</text:p>
      <text:p text:style-name="P1"/>
      <text:p text:style-name="P1">Background</text:p>
      <text:p text:style-name="P1"><text:tab/>W5100 ethernet shield</text:p>
      <text:p text:style-name="P1"><text:tab/></text:p>
      <text:p text:style-name="P1"/>
      <text:p text:style-name="P1"/>
      <text:p text:style-name="P1">TCP/IP Stack</text:p>
      <text:p text:style-name="P3"><text:tab/></text:p>
      <text:p text:style-name="P1">TLS</text:p>
      <text:p text:style-name="P3"><text:tab/>Use wolfSSL</text:p>
      <text:p text:style-name="P1">MQTT</text:p>
      <text:p text:style-name="P2"><text:span text:style-name="T1"><text:tab/>"</text:span><text:span text:style-name="Strong_20_Emphasis">If you use long-living TCP connections with MQTT (which you should!), the TLS overhead, especially the TLS Handshake overhead can be negligible.</text:span> <text:span text:style-name="T1">" - HiveMQ </text:span></text:p>
      <text:p text:style-name="P2">https://www.hivemq.com/blog/mqtt-security-fundamentals-tls-ssl</text:p>
      <text:p text:style-name="P2"/>
      <text:p text:style-name="P1">JSON Content</text:p>
      <text:p text:style-name="P3"><text:tab/></text:p>
      <text:p text:style-name="P1"/>
      <text:p text:style-name="P1"/>
      <text:p text:style-name="P1">PLAN:</text:p>
      <text:p text:style-name="P3"><text:tab/>- <text:span text:style-name="T2">Write a EKG Playback simulator in Java -first- using MQTT, for desktop.</text:span></text:p>
      <text:p text:style-name="P4"><text:tab/>- Attempt using Native Arduino for </text:p>
      <text:p text:style-name="P4"/>
      <text:p text:style-name="P5">Failsafe option: (do it regardless)</text:p>
      <text:p text:style-name="P5"><text:tab/>- Develop a desktop-based EKG emulator.</text:p>
      <text:p text:style-name="P5">Easy Option for HW:</text:p>
      <text:p text:style-name="P5"><text:tab/>- Switch to RasPi, keep the same EKG unit</text:p>
      <text:p text:style-name="P5">Hard Option:</text:p>
      <text:p text:style-name="P5"><text:tab/>- Keep Arduino and optimize everything - this will be a deep-dive into HW land and be a full-time task.</text:p>
      <text:p text:style-name="P5"/>
      <text:p text:style-name="P5"/>
      <text:p text:style-name="P6">So gents, I've spent the evening doing a deep-dive into AWS IoT and the protocols necessary to connect and publish messages. I have collected a giant pile of links, but I'll summarize my findings:</text:p>
      <text:p text:style-name="P6"/>
      <text:p text:style-name="P6">HTTP VS MQTT: <text:s/>For the application-layer protocol, <text:s/>AWS IoT supports HTTP or MQTT. MQTT is generally thought to be faster due to lower network overhead, and consumes less processing power and, by extension, battery power. MQTT seems to be a superior choic<text:span text:style-name="T4">e and makes more sense for a streaming data source IMO - I'd like to switch to it.</text:span></text:p>
      <text:p text:style-name="P6"/>
      <text:p text:style-name="P7"><text:span text:style-name="T3">Encryption: All traffic (MQTT or HTTP) to IoT must be TLS-encrypted. This could be difficult for an Arduino - there are some options such as wolfSSL and </text:span>µTLS<text:span text:style-name="T3">. As of 2 years ago, there were a couple of professional opinions (one by an AWS representative in a support forum) that the Arduino Uno did not have enough processing power to do TLS at all. I'm not sure about this</text:span></text:p>
      <text:p text:style-name="P7"/>
      <text:p text:style-name="P8">Authorization: There are four different authorization schemes, but use of an X.509 cert seems to be the recommended one for mobile applications.</text:p>
      <text:p text:style-name="P7"/>
      <text:p text:style-name="P8"><text:soft-page-break/>Plan of Action:</text:p>
      <text:p text:style-name="P8"/>
      <text:p text:style-name="P6">Failsafe (do first, regardless of plan): develop a MQTT client to read testing data file<text:span text:style-name="T4">s. This will give us a streaming data source immediately, regardless of how the hardware pans out.</text:span></text:p>
      <text:p text:style-name="P6"/>
      <text:p text:style-name="P6">Hard <text:span text:style-name="T4">choice in Hardware</text:span>: make Arduino do TLS-encrypted MQTT or HTTP</text:p>
      <text:p text:style-name="P6"/>
      <text:p text:style-name="P6">Easy <text:span text:style-name="T4">choice in Hardware</text:span>: get a Raspberry Pi<text:span text:style-name="T4"> (or other dev board - @jeff do you have a suggestion?) and an ADC instead to do the heavy lifting, and use the same AD8232 EKG amplifier for the analog side. This would also have the advantage of giving us a wider bandwidth (we could get a 16-bit ADC instead of the Arduino's 8-bit.) This would put our signal resolution on-par with the data seen in physionet - another advantage to this approach.</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3:37:37.983000000</meta:creation-date>
    <dc:date>2018-11-01T04:35:52.869000000</dc:date>
    <meta:editing-duration>PT6M58S</meta:editing-duration>
    <meta:editing-cycles>2</meta:editing-cycles>
    <meta:generator>LibreOffice/6.0.5.2$Windows_X86_64 LibreOffice_project/54c8cbb85f300ac59db32fe8a675ff7683cd5a16</meta:generator>
    <meta:document-statistic meta:table-count="0" meta:image-count="0" meta:object-count="0" meta:page-count="2" meta:paragraph-count="30" meta:word-count="426" meta:character-count="2490" meta:non-whitespace-character-count="2076"/>
  </office:meta>
</office:document-meta>
</file>